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CA" officeooo:rsid="000a41e8" officeooo:paragraph-rsid="000a41e8"/>
    </style:style>
    <style:style style:name="P2" style:family="paragraph" style:parent-style-name="Standard">
      <style:text-properties fo:language="fr" fo:country="CA" officeooo:rsid="000a41e8" officeooo:paragraph-rsid="000cb47e"/>
    </style:style>
    <style:style style:name="P3" style:family="paragraph" style:parent-style-name="Standard">
      <style:text-properties fo:language="fr" fo:country="CA" officeooo:paragraph-rsid="000a41e8"/>
    </style:style>
    <style:style style:name="P4" style:family="paragraph" style:parent-style-name="Standard">
      <style:text-properties fo:language="fr" fo:country="CA" officeooo:rsid="000a41e8" officeooo:paragraph-rsid="000a41e8"/>
    </style:style>
    <style:style style:name="P5" style:family="paragraph" style:parent-style-name="Standard">
      <style:text-properties fo:font-size="18pt" fo:language="fr" fo:country="CA" officeooo:paragraph-rsid="000a41e8" style:font-size-asian="18pt" style:font-size-complex="18pt"/>
    </style:style>
    <style:style style:name="P6" style:family="paragraph" style:parent-style-name="Standard">
      <style:text-properties fo:font-size="18pt" fo:language="fr" fo:country="CA" officeooo:rsid="000a41e8" officeooo:paragraph-rsid="000a41e8" style:font-size-asian="18pt" style:font-size-complex="18pt"/>
    </style:style>
    <style:style style:name="P7" style:family="paragraph" style:parent-style-name="Standard">
      <style:paragraph-properties fo:break-before="page"/>
      <style:text-properties fo:font-size="18pt" fo:language="fr" fo:country="CA" officeooo:rsid="000a41e8" officeooo:paragraph-rsid="000a41e8" style:font-size-asian="18pt" style:font-size-complex="18pt"/>
    </style:style>
    <style:style style:name="P8" style:family="paragraph" style:parent-style-name="Standard">
      <style:text-properties fo:font-size="18pt" fo:language="fr" fo:country="CA" officeooo:paragraph-rsid="000abc71" style:font-size-asian="18pt" style:font-size-complex="18pt"/>
    </style:style>
    <style:style style:name="T1" style:family="text">
      <style:text-properties officeooo:rsid="000a41e8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cb47e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officeooo:rsid="000abc71"/>
    </style:style>
    <style:style style:name="T6" style:family="text">
      <style:text-properties officeooo:rsid="000cb4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Université (university) : </text:span><text:span text:style-name="T4">Concordia - Code-Blooded</text:span></text:p>
      <text:p text:style-name="P6"/>
      <text:p text:style-name="P6">Équipe (team) : <text:span text:style-name="T6">01</text:span></text:p>
      <text:p text:style-name="P6"/>
      <text:p text:style-name="P6">----</text:p>
      <text:p text:style-name="P6"/>
      <text:p text:style-name="P5"><text:span text:style-name="T1">Université (university) : </text:span><text:span text:style-name="T4">Concordia - Ctrl-Alt-Defeat</text:span></text:p>
      <text:p text:style-name="P6"/>
      <text:p text:style-name="P6">Équipe (team) : <text:span text:style-name="T6">02</text:span></text:p>
      <text:p text:style-name="P6"/>
      <text:p text:style-name="P6">----</text:p>
      <text:p text:style-name="P6"/>
      <text:p text:style-name="P5"><text:span text:style-name="T1">Université (university) : </text:span><text:span text:style-name="T5">ÉTS - </text:span><text:span text:style-name="T4">PÉTSicide</text:span></text:p>
      <text:p text:style-name="P6"/>
      <text:p text:style-name="P6">Équipe (team) : <text:span text:style-name="T6">03</text:span></text:p>
      <text:p text:style-name="P6"/>
      <text:p text:style-name="P6">----</text:p>
      <text:p text:style-name="P6"/>
      <text:p text:style-name="P5"><text:span text:style-name="T1">Université (university) : </text:span><text:span text:style-name="T5">ÉTS - </text:span><text:span text:style-name="T4">EngrÉTS</text:span></text:p>
      <text:p text:style-name="P6"/>
      <text:p text:style-name="P6">Équipe (team) : <text:span text:style-name="T6">04</text:span></text:p>
      <text:p text:style-name="P6"/>
      <text:p text:style-name="P6">----</text:p>
      <text:p text:style-name="P6"/>
      <text:p text:style-name="P5"><text:span text:style-name="T1">Université (university) : </text:span><text:span text:style-name="T5">Université Laval - </text:span><text:span text:style-name="T4">Rouge</text:span></text:p>
      <text:p text:style-name="P6"/>
      <text:p text:style-name="P6">Équipe (team) : <text:span text:style-name="T6">05</text:span></text:p>
      <text:p text:style-name="P6"/>
      <text:p text:style-name="P6">----</text:p>
      <text:p text:style-name="P8"><text:span text:style-name="T1">Université (university) : </text:span><text:span text:style-name="T5">Université Laval - </text:span><text:span text:style-name="T4">&amp; Or</text:span></text:p>
      <text:p text:style-name="P6"/>
      <text:p text:style-name="P6">Équipe (team) : <text:span text:style-name="T6">06</text:span></text:p>
      <text:p text:style-name="P6"><text:soft-page-break/></text:p>
      <text:p text:style-name="P6">----</text:p>
      <text:p text:style-name="P6"/>
      <text:p text:style-name="P5"><text:span text:style-name="T1">Université (university) : </text:span><text:span text:style-name="T5">McGill - </text:span><text:span text:style-name="T4">MgCil pis Bowser</text:span></text:p>
      <text:p text:style-name="P6"/>
      <text:p text:style-name="P6">Équipe (team) : <text:span text:style-name="T6">07</text:span></text:p>
      <text:p text:style-name="P6"/>
      <text:p text:style-name="P6">----</text:p>
      <text:p text:style-name="P6"/>
      <text:p text:style-name="P5"><text:span text:style-name="T1">Université (university) : </text:span><text:span text:style-name="T5">uOttawa - </text:span><text:span text:style-name="T4">-[---&gt;+&lt;]&gt;.------.[-----&gt;+&lt;]&gt;.&gt;-[---&gt;+&lt;]&gt;--</text:span></text:p>
      <text:p text:style-name="P6"/>
      <text:p text:style-name="P6">Équipe (team) : <text:span text:style-name="T6">08</text:span></text:p>
      <text:p text:style-name="P6"/>
      <text:p text:style-name="P6">----</text:p>
      <text:p text:style-name="P6"/>
      <text:p text:style-name="P5"><text:span text:style-name="T1">Université (university) : </text:span><text:span text:style-name="T5">Université de Montréal - </text:span><text:span text:style-name="T4">Random Forest</text:span></text:p>
      <text:p text:style-name="P6"/>
      <text:p text:style-name="P6">Équipe (team) : <text:span text:style-name="T6">09</text:span></text:p>
      <text:p text:style-name="P6"/>
      <text:p text:style-name="P6">----</text:p>
      <text:p text:style-name="P6"/>
      <text:p text:style-name="P8"><text:span text:style-name="T1">Université (university) : </text:span><text:span text:style-name="T5">Université de Montréal - </text:span><text:span text:style-name="T4">Data Lake</text:span></text:p>
      <text:p text:style-name="P6"/>
      <text:p text:style-name="P5"><text:span text:style-name="T1">Équipe (team) : </text:span><text:span text:style-name="T6">10</text:span></text:p>
      <text:p text:style-name="P6"/>
      <text:p text:style-name="P6">----</text:p>
      <text:p text:style-name="P6"/>
      <text:p text:style-name="P5"><text:span text:style-name="T1">Université (university) : </text:span><text:span text:style-name="T5">Université de Sherbrooke - </text:span><text:span text:style-name="T4">Basilicus</text:span></text:p>
      <text:p text:style-name="P6"/>
      <text:p text:style-name="P6">Équipe (team) : <text:span text:style-name="T6">11</text:span></text:p>
      <text:p text:style-name="P6"/>
      <text:p text:style-name="P6"><text:soft-page-break/>----</text:p>
      <text:p text:style-name="P6"/>
      <text:p text:style-name="P8"><text:span text:style-name="T1">Université (university) : </text:span><text:span text:style-name="T5">Université de Sherbrooke - </text:span><text:span text:style-name="T4">Ciboulettus</text:span></text:p>
      <text:p text:style-name="P6"/>
      <text:p text:style-name="P6">Équipe (team) : <text:span text:style-name="T6">12</text:span></text:p>
      <text:p text:style-name="P6"/>
      <text:p text:style-name="P6">----</text:p>
      <text:p text:style-name="P6"/>
      <text:p text:style-name="P5"><text:span text:style-name="T1">Université (university) : </text:span><text:span text:style-name="T5">UQAM - </text:span><text:span text:style-name="T4">touch grass.c</text:span></text:p>
      <text:p text:style-name="P6"/>
      <text:p text:style-name="P5"><text:span text:style-name="T1">Équipe (team) : </text:span><text:span text:style-name="T6">13</text:span></text:p>
      <text:p text:style-name="P6"/>
      <text:p text:style-name="P6">----</text:p>
      <text:p text:style-name="P6"/>
      <text:p text:style-name="P5"><text:span text:style-name="T1">Université (university) : </text:span><text:span text:style-name="T5">UQAM - </text:span><text:span text:style-name="T4">Cache-les-cookies</text:span></text:p>
      <text:p text:style-name="P6"/>
      <text:p text:style-name="P6">Équipe (team) : <text:span text:style-name="T6">14</text:span></text:p>
      <text:p text:style-name="P6"/>
      <text:p text:style-name="P6">----</text:p>
      <text:p text:style-name="P6"/>
      <text:p text:style-name="P5"><text:span text:style-name="T1">Université (university) : </text:span><text:span text:style-name="T5">UQAC - </text:span><text:span text:style-name="T4">Musqlac</text:span></text:p>
      <text:p text:style-name="P6"/>
      <text:p text:style-name="P6">Équipe (team) : <text:span text:style-name="T6">15</text:span></text:p>
      <text:p text:style-name="P6"/>
      <text:p text:style-name="P6">----</text:p>
      <text:p text:style-name="P5"><text:span text:style-name="T1">Université (university) : </text:span><text:span text:style-name="T5">UQAC - </text:span><text:span text:style-name="T4">UwUQAC</text:span></text:p>
      <text:p text:style-name="P6"/>
      <text:p text:style-name="P6">Équipe (team) : <text:span text:style-name="T6">16</text:span></text:p>
      <text:p text:style-name="P6"/>
      <text:p text:style-name="P6">----</text:p>
      <text:p text:style-name="P6"/>
      <text:p text:style-name="P7"/>
      <text:p text:style-name="P5"><text:span text:style-name="T1">Université (university) : </text:span><text:span text:style-name="T5">UQO - </text:span><text:span text:style-name="T4">386SL</text:span></text:p>
      <text:p text:style-name="P6"/>
      <text:p text:style-name="P6">Équipe (team) : <text:span text:style-name="T6">17</text:span></text:p>
      <text:p text:style-name="P6"/>
      <text:p text:style-name="P6">----</text:p>
      <text:p text:style-name="P6"/>
      <text:p text:style-name="P5"><text:span text:style-name="T1">Université (university) : </text:span><text:span text:style-name="T5">UQO - </text:span><text:span text:style-name="T4">Intel 4004</text:span></text:p>
      <text:p text:style-name="P6"/>
      <text:p text:style-name="P6">Équipe (team) : <text:span text:style-name="T6">18</text:span></text:p>
      <text:p text:style-name="P6"/>
      <text:p text:style-name="P6">----</text:p>
      <text:p text:style-name="P6"/>
      <text:p text:style-name="P5"><text:span text:style-name="T1">Université (university) : </text:span><text:span text:style-name="T5">Polytechnique - </text:span><text:span text:style-name="T4">FellowChip</text:span></text:p>
      <text:p text:style-name="P6"/>
      <text:p text:style-name="P6">Équipe (team) : <text:span text:style-name="T6">19</text:span></text:p>
      <text:p text:style-name="P6"/>
      <text:p text:style-name="P6">----</text:p>
      <text:p text:style-name="P6"/>
      <text:p text:style-name="P8"><text:span text:style-name="T1">Université (university) : </text:span><text:span text:style-name="T5">Polytechnique - </text:span><text:span text:style-name="T4">of the PolyGume</text:span></text:p>
      <text:p text:style-name="P6"/>
      <text:p text:style-name="P6">Équipe (team) : <text:span text:style-name="T6">20</text:span></text:p>
      <text:p text:style-name="P6"/>
      <text:p text:style-name="P6">----</text:p>
      <text:p text:style-name="P5"><text:span text:style-name="T1">Université (university) : </text:span><text:span text:style-name="T5">Windsor - </text:span><text:span text:style-name="T4">//path/ogens</text:span></text:p>
      <text:p text:style-name="P6"/>
      <text:p text:style-name="P6">Équipe (team) : <text:span text:style-name="T6">21</text:span></text:p>
      <text:p text:style-name="P6"/>
      <text:p text:style-name="P6">----</text:p>
      <text:p text:style-name="P7"/>
      <text:p text:style-name="P8"><text:span text:style-name="T1">Université (university) : </text:span><text:span text:style-name="T5">Windsor - </text:span><text:span text:style-name="T4">Code Green</text:span></text:p>
      <text:p text:style-name="P6"/>
      <text:p text:style-name="P5"><text:span text:style-name="T1">Équipe (team) : </text:span><text:span text:style-name="T6">22</text:span></text:p>
      <text:p text:style-name="P6">----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1:44:56.456448487</meta:creation-date>
    <dc:date>2024-03-10T23:52:45.524955569</dc:date>
    <meta:editing-duration>PT1H36M44S</meta:editing-duration>
    <meta:editing-cycles>5</meta:editing-cycles>
    <meta:generator>LibreOffice/7.3.7.2$Linux_X86_64 LibreOffice_project/30$Build-2</meta:generator>
    <meta:print-date>2024-03-10T22:51:05.179910478</meta:print-date>
    <meta:document-statistic meta:table-count="0" meta:image-count="0" meta:object-count="0" meta:page-count="5" meta:paragraph-count="66" meta:word-count="266" meta:character-count="1603" meta:non-whitespace-character-count="1407"/>
  </office:meta>
</office:document-meta>
</file>